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62f" officeooo:paragraph-rsid="0002162f"/>
    </style:style>
    <style:style style:name="P2" style:family="paragraph" style:parent-style-name="Standard">
      <style:text-properties fo:color="#000000" officeooo:rsid="0002162f" officeooo:paragraph-rsid="0002162f"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imer Intento en VSCODE</text:p>
      <text:p text:style-name="P1">luisa@Luisa  ~/Desktop/PrimerExamen  pwd</text:p>
      <text:p text:style-name="P1">/home/luisa/Desktop/PrimerExamen</text:p>
      <text:p text:style-name="P1"><text:s/>luisa@Luisa  ~/Desktop/PrimerExamen  mkdir Entrada "Plato Principal" Postre Pastas Fri</text:p>
      <text:p text:style-name="P1">turas</text:p>
      <text:p text:style-name="P1"><text:s/>luisa@Luisa  ~/Desktop/PrimerExamen  touch Ravioles.txt Fideos.txt Pollo_Frito.txt Helado.txt</text:p>
      <text:p text:style-name="P1"><text:s/>luisa@Luisa  ~/Desktop/PrimerExamen  mv Pastas Frituras "Plato Principal </text:p>
      <text:p text:style-name="P1">dquote&gt; </text:p>
      <text:p text:style-name="P1">dquote&gt; </text:p>
      <text:p text:style-name="P1">dquote&gt; </text:p>
      <text:p text:style-name="P1">dquote&gt; </text:p>
      <text:p text:style-name="P1">dquote&gt; <text:s/></text:p>
      <text:p text:style-name="P1">dquote&gt; </text:p>
      <text:p text:style-name="P1"/>
      <text:p text:style-name="P1"><text:s/>Session contents restored from 3/15/2022 at 10:35:52 PM </text:p>
      <text:p text:style-name="P1"/>
      <text:p text:style-name="P1"><text:s/>luisa@Luisa  ~/Desktop/PrimerExamen   master  </text:p>
      <text:p text:style-name="P1"/>
      <text:p text:style-name="P1">/////////////////////////////////////////////////////////////////////////////////////////////////////////////////////////////////////////</text:p>
      <text:p text:style-name="P1">luisa@Luisa  ~/Desktop/PrimerExamen  ls</text:p>
      <text:p text:style-name="P1"><text:s/>Entrada <text:s text:c="5"/>Frituras <text:s text:c="4"/>Pastas <text:s text:c="12"/>Pollo_Frito.txt <text:s text:c="2"/>Ravioles.txt</text:p>
      <text:p text:style-name="P1"><text:s/>Fideos.txt <text:s text:c="2"/>Helado.txt <text:s/>'Plato Principal' <text:s text:c="2"/>Postre</text:p>
      <text:p text:style-name="P1"><text:s/>luisa@Luisa  ~/Desktop/PrimerExamen  mv Pastas "Plato Principal"/</text:p>
      <text:p text:style-name="P1"><text:s/>luisa@Luisa  ~/Desktop/PrimerExamen  mv Frituras "Plato Principal"/</text:p>
      <text:p text:style-name="P1"><text:s/>luisa@Luisa  ~/Desktop/PrimerExamen  ls -R</text:p>
      <text:p text:style-name="P1">.:</text:p>
      <text:p text:style-name="P1"><text:s/>Entrada <text:s text:c="2"/>Fideos.txt <text:s text:c="2"/>Helado.txt <text:s/>'Plato Principal' <text:s text:c="2"/>Pollo_Frito.txt <text:s text:c="2"/>Postre <text:s text:c="2"/>Ravioles.txt</text:p>
      <text:p text:style-name="P1"/>
      <text:p text:style-name="P1">./Entrada:</text:p>
      <text:p text:style-name="P1"/>
      <text:p text:style-name="P1">'./Plato Principal':</text:p>
      <text:p text:style-name="P1">Frituras <text:s/>Pastas</text:p>
      <text:p text:style-name="P1"/>
      <text:p text:style-name="P1">'./Plato Principal/Frituras':</text:p>
      <text:p text:style-name="P1"/>
      <text:p text:style-name="P1">'./Plato Principal/Pastas':</text:p>
      <text:p text:style-name="P1"/>
      <text:p text:style-name="P1">./Postre:</text:p>
      <text:p text:style-name="P1"><text:s/>luisa@Luisa  ~/Desktop/PrimerExamen  mv Fideos.txt Ravioles.txt "Plato Principal/Pastas </text:p>
      <text:p text:style-name="P1">dquote&gt; </text:p>
      <text:p text:style-name="P1">dquote&gt; </text:p>
      <text:p text:style-name="P1"/>
      <text:p text:style-name="P1"><text:s/>Session contents restored from 3/15/2022 at 10:35:52 PM </text:p>
      <text:p text:style-name="P1"/>
      <text:p text:style-name="P1"><text:s/>luisa@Luisa  ~/Desktop/PrimerExamen   master  </text:p>
      <text:p text:style-name="P1">//////////////////////////////////////////////////////////////////////////////////////////////////////////////////////////////////////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/>luisa@Luisa  ~/Desktop/PrimerExamen  ls -R</text:p>
      <text:p text:style-name="P1">.:</text:p>
      <text:p text:style-name="P1"><text:s/>Entrada <text:s text:c="2"/>Fideos.txt <text:s text:c="2"/>Helado.txt <text:s/>'Plato Principal' <text:s text:c="2"/>Pollo_Frito.txt <text:s text:c="2"/>Postre <text:s text:c="2"/>Ravioles.txt</text:p>
      <text:p text:style-name="P1"/>
      <text:p text:style-name="P1">./Entrada:</text:p>
      <text:p text:style-name="P1"/>
      <text:p text:style-name="P1">'./Plato Principal':</text:p>
      <text:p text:style-name="P1">Frituras <text:s/>Pastas</text:p>
      <text:p text:style-name="P1"/>
      <text:p text:style-name="P1">'./Plato Principal/Frituras':</text:p>
      <text:p text:style-name="P1"/>
      <text:p text:style-name="P1">'./Plato Principal/Pastas':</text:p>
      <text:p text:style-name="P1"/>
      <text:p text:style-name="P1">./Postre:</text:p>
      <text:p text:style-name="P1"><text:s/>luisa@Luisa  ~/Desktop/PrimerExamen  mv Fideos.txt "Plato Principal" </text:p>
      <text:p text:style-name="P1"><text:s/>luisa@Luisa  ~/Desktop/PrimerExamen  mv Fideos.txt Pastas/</text:p>
      <text:p text:style-name="P1">mv: cannot stat 'Fideos.txt': No such file or directory</text:p>
      <text:p text:style-name="P1"><text:s/>✘ luisa@Luisa  ~/Desktop/PrimerExamen  ls -R</text:p>
      <text:p text:style-name="P1">.:</text:p>
      <text:p text:style-name="P1"><text:s/>Entrada <text:s text:c="2"/>Helado.txt <text:s/>'Plato Principal' <text:s text:c="2"/>Pollo_Frito.txt <text:s text:c="2"/>Postre <text:s text:c="2"/>Ravioles.txt</text:p>
      <text:p text:style-name="P1"/>
      <text:p text:style-name="P1">./Entrada:</text:p>
      <text:p text:style-name="P1"/>
      <text:p text:style-name="P1">'./Plato Principal':</text:p>
      <text:p text:style-name="P1">Fideos.txt <text:s/>Frituras <text:s/>Pastas</text:p>
      <text:p text:style-name="P1"/>
      <text:p text:style-name="P1">'./Plato Principal/Frituras':</text:p>
      <text:p text:style-name="P1"/>
      <text:p text:style-name="P1">'./Plato Principal/Pastas':</text:p>
      <text:p text:style-name="P1"/>
      <text:p text:style-name="P1">./Postre:</text:p>
      <text:p text:style-name="P1"><text:s/>luisa@Luisa  ~/Desktop/PrimerExamen  cd "Plato Principal"</text:p>
      <text:p text:style-name="P1"><text:s/>luisa@Luisa  ~/Desktop/PrimerExamen/Plato Principal  <text:s text:c="4"/></text:p>
      <text:p text:style-name="P1"><text:s/>luisa@Luisa  ~/Desktop/PrimerExamen/Plato Principal  mv Fideos.txt Pastas/</text:p>
      <text:p text:style-name="P1"><text:s/>luisa@Luisa  ~/Desktop/PrimerExamen/Plato Principal  cd .. <text:s text:c="6"/></text:p>
      <text:p text:style-name="P1"><text:s/>luisa@Luisa  ~/Desktop/PrimerExamen  mv Ravioles.txt "Plato Principal"</text:p>
      <text:p text:style-name="P1"><text:s/>luisa@Luisa  ~/Desktop/PrimerExamen  cd "Plato Principal"</text:p>
      <text:p text:style-name="P1"><text:s/>luisa@Luisa  ~/Desktop/PrimerExamen/Plato Principal  mv Ravioles.txt Pastas </text:p>
      <text:p text:style-name="P1"><text:s/>luisa@Luisa  ~/Desktop/PrimerExamen/Plato Principal  cd ..</text:p>
      <text:p text:style-name="P1"><text:s/>luisa@Luisa  ~/Desktop/PrimerExamen  mv Helado.txt Postre</text:p>
      <text:p text:style-name="P1"><text:s/>luisa@Luisa  ~/Desktop/PrimerExamen  touch Papas_fritas.txt "Plato Principal/Frituras </text:p>
      <text:p text:style-name="P1">dquote&gt; </text:p>
      <text:p text:style-name="P1"/>
      <text:p text:style-name="P1"><text:s/>Session contents restored from 3/15/2022 at 10:35:52 PM </text:p>
      <text:p text:style-name="P1"/>
      <text:p text:style-name="P1"><text:s/>luisa@Luisa  ~/Desktop/PrimerExamen   master  </text:p>
      <text:p text:style-name="P1">//////////////////////////////////////////////////////////////////////////////////////////////////////////////////////////////////</text:p>
      <text:p text:style-name="P1"/>
      <text:p text:style-name="P1"/>
      <text:p text:style-name="P1"/>
      <text:p text:style-name="P1"/>
      <text:p text:style-name="P1"/>
      <text:p text:style-name="P1"><text:soft-page-break/>Untracked files:</text:p>
      <text:p text:style-name="P1"><text:s text:c="2"/>(use "git add &lt;file&gt;..." to include in what will be committed)</text:p>
      <text:p text:style-name="P1"><text:s text:c="8"/>Plato Principal/</text:p>
      <text:p text:style-name="P1"><text:s text:c="8"/>Pollo_Frito.txt</text:p>
      <text:p text:style-name="P1"><text:s text:c="8"/>Postre/</text:p>
      <text:p text:style-name="P1"/>
      <text:p text:style-name="P1">nothing added to commit but untracked files present (use "git add" to track)</text:p>
      <text:p text:style-name="P1"><text:s/>✘ luisa@Luisa  ~/Desktop/PrimerExamen   master  git status</text:p>
      <text:p text:style-name="P1">On branch master</text:p>
      <text:p text:style-name="P1"/>
      <text:p text:style-name="P1">No commits yet</text:p>
      <text:p text:style-name="P1"/>
      <text:p text:style-name="P1">Untracked files:</text:p>
      <text:p text:style-name="P1"><text:s text:c="2"/>(use "git add &lt;file&gt;..." to include in what will be committed)</text:p>
      <text:p text:style-name="P1"><text:s text:c="8"/>Plato Principal/</text:p>
      <text:p text:style-name="P1"><text:s text:c="8"/>Pollo_Frito.txt</text:p>
      <text:p text:style-name="P1"><text:s text:c="8"/>Postre/</text:p>
      <text:p text:style-name="P1"/>
      <text:p text:style-name="P1">nothing added to commit but untracked files present (use "git add" to track)</text:p>
      <text:p text:style-name="P1"><text:s/>luisa@Luisa  ~/Desktop/PrimerExamen   master  git branch -M main</text:p>
      <text:p text:style-name="P1">error: refname refs/heads/master not found</text:p>
      <text:p text:style-name="P1">fatal: Branch rename failed</text:p>
      <text:p text:style-name="P1"><text:s/>✘ luisa@Luisa  ~/Desktop/PrimerExamen   master  git push -u origin master</text:p>
      <text:p text:style-name="P1">error: src refspec master does not match any</text:p>
      <text:p text:style-name="P1">error: failed to push some refs to 'https://github.com/LuisaPoma/PrimerExamen.git'</text:p>
      <text:p text:style-name="P1"><text:s/>✘ luisa@Luisa  ~/Desktop/PrimerExamen   master  pwd <text:s text:c="6"/></text:p>
      <text:p text:style-name="P1">/home/luisa/Desktop/PrimerExamen</text:p>
      <text:p text:style-name="P1"><text:s/>luisa@Luisa  ~/Desktop/PrimerExamen   master  git push origin master</text:p>
      <text:p text:style-name="P1">error: src refspec master does not match any</text:p>
      <text:p text:style-name="P1">error: failed to push some refs to 'https://github.com/LuisaPoma/PrimerExamen.git'</text:p>
      <text:p text:style-name="P1"><text:s/>✘ luisa@Luisa  ~/Desktop/PrimerExamen   master  git remote add origin https://github.com/LuisaPoma/PrimerExamen.git</text:p>
      <text:p text:style-name="P1">fatal: remote origin already exists.</text:p>
      <text:p text:style-name="P1"><text:s/>✘ luisa@Luisa  ~/Desktop/PrimerExamen   master  git push -u origin master</text:p>
      <text:p text:style-name="P1">error: src refspec master does not match any</text:p>
      <text:p text:style-name="P1">error: failed to push some refs to 'https://github.com/LuisaPoma/PrimerExamen.git'</text:p>
      <text:p text:style-name="P1"><text:s/>✘ luisa@Luisa  ~/Desktop/PrimerExamen   master  git remote add origin https://github.com/LuisaPoma/PrimerExamen.git</text:p>
      <text:p text:style-name="P1">fatal: remote origin already exists.</text:p>
      <text:p text:style-name="P1"><text:s/>✘ luisa@Luisa  ~/Desktop/PrimerExamen   master  git push -u origin master</text:p>
      <text:p text:style-name="P1">error: src refspec master does not match any</text:p>
      <text:p text:style-name="P1">error: failed to push some refs to 'https://github.com/LuisaPoma/PrimerExamen.git'</text:p>
      <text:p text:style-name="P1"><text:s/>✘ luisa@Luisa  ~/Desktop/PrimerExamen   master  git config user.name</text:p>
      <text:p text:style-name="P1">LuisaPoma</text:p>
      <text:p text:style-name="P1"><text:s/>luisa@Luisa  ~/Desktop/PrimerExamen   master  git config user.email </text:p>
      <text:p text:style-name="P1">luisapoma24@hotmail.com</text:p>
      <text:p text:style-name="P1"><text:s/>luisa@Luisa  ~/Desktop/PrimerExamen   master  git push origin master</text:p>
      <text:p text:style-name="P1">error: src refspec master does not match any</text:p>
      <text:p text:style-name="P1">error: failed to push some refs to 'https://github.com/LuisaPoma/PrimerExamen.git'</text:p>
      <text:p text:style-name="P1"><text:s/>✘ luisa@Luisa  ~/Desktop/PrimerExamen   master  git remote add origin https://github.com/LuisaPoma/primerExamenI.git</text:p>
      <text:p text:style-name="P1">fatal: remote origin already exists.</text:p>
      <text:p text:style-name="P1"><text:soft-page-break/><text:s/>✘ luisa@Luisa  ~/Desktop/PrimerExamen   master  git branch -M main</text:p>
      <text:p text:style-name="P1">error: refname refs/heads/master not found</text:p>
      <text:p text:style-name="P1">fatal: Branch rename failed</text:p>
      <text:p text:style-name="P1"><text:s/>✘ luisa@Luisa  ~/Desktop/PrimerExamen   master  git push -u origin main</text:p>
      <text:p text:style-name="P1">error: src refspec main does not match any</text:p>
      <text:p text:style-name="P1">error: failed to push some refs to 'https://github.com/LuisaPoma/PrimerExamen.git'</text:p>
      <text:p text:style-name="P1"><text:s/>✘ luisa@Luisa  ~/Desktop/PrimerExamen   master  cd ..</text:p>
      <text:p text:style-name="P1"><text:s/>luisa@Luisa  ~/Desktop  cd PrimerExamen</text:p>
      <text:p text:style-name="P1"><text:s/>luisa@Luisa  ~/Desktop/PrimerExamen   master  git init</text:p>
      <text:p text:style-name="P1">Reinitialized existing Git repository in /home/luisa/Desktop/PrimerExamen/.git/</text:p>
      <text:p text:style-name="P1"><text:s/>luisa@Luisa  ~/Desktop/PrimerExamen   master  .. cd</text:p>
      <text:p text:style-name="P1">zsh: permission denied: ..</text:p>
      <text:p text:style-name="P1"><text:s/>✘ luisa@Luisa  ~/Desktop/PrimerExamen   master  pwd</text:p>
      <text:p text:style-name="P1">/home/luisa/Desktop/PrimerExamen</text:p>
      <text:p text:style-name="P1"><text:s/>luisa@Luisa  ~/Desktop/PrimerExamen   master  cd ..</text:p>
      <text:p text:style-name="P1"><text:s/>luisa@Luisa  ~/Desktop  mkdir PrimerExamenI</text:p>
      <text:p text:style-name="P1"><text:s/>luisa@Luisa  ~/Desktop  cd PrimerExamenI</text:p>
      <text:p text:style-name="P1"><text:s/>luisa@Luisa  ~/Desktop/PrimerExamenI  git init</text:p>
      <text:p text:style-name="P1">Initialized empty Git repository in /home/luisa/Desktop/PrimerExamenI/.git/</text:p>
      <text:p text:style-name="P1"><text:s/>luisa@Luisa  ~/Desktop/PrimerExamenI   master  git add README.md</text:p>
      <text:p text:style-name="P1">git commit -m "first commit"</text:p>
      <text:p text:style-name="P1">git branch -M main</text:p>
      <text:p text:style-name="P1">git remote add origin https://github.com/LuisaPoma/primerExamenI.git</text:p>
      <text:p text:style-name="P1">git push -u origin main</text:p>
      <text:p text:style-name="P1">fatal: pathspec 'README.md' did not match any files</text:p>
      <text:p text:style-name="P1">On branch master</text:p>
      <text:p text:style-name="P1"/>
      <text:p text:style-name="P1">Initial commit</text:p>
      <text:p text:style-name="P1"/>
      <text:p text:style-name="P1">nothing to commit (create/copy files and use "git add" to track)</text:p>
      <text:p text:style-name="P1">error: refname refs/heads/master not found</text:p>
      <text:p text:style-name="P1">fatal: Branch rename failed</text:p>
      <text:p text:style-name="P1">error: src refspec main does not match any</text:p>
      <text:p text:style-name="P1">error: failed to push some refs to 'https://github.com/LuisaPoma/primerExamenI.git'</text:p>
      <text:p text:style-name="P1"><text:s/>✘ luisa@Luisa  ~/Desktop/PrimerExamenI   master  pwd <text:s/></text:p>
      <text:p text:style-name="P1">/home/luisa/Desktop/PrimerExamenI</text:p>
      <text:p text:style-name="P1"><text:s/>luisa@Luisa  ~/Desktop/PrimerExamenI   master  cd .. </text:p>
      <text:p text:style-name="P1"><text:s/>luisa@Luisa  ~/Desktop  cd PrimerExamenI</text:p>
      <text:p text:style-name="P1"><text:s/>luisa@Luisa  ~/Desktop/PrimerExamenI   master  mkdir Entrada</text:p>
      <text:p text:style-name="P1"><text:s/>luisa@Luisa  ~/Desktop/PrimerExamenI   master  git add README.md</text:p>
      <text:p text:style-name="P1">git commit -m "first commit"</text:p>
      <text:p text:style-name="P1">git branch -M main</text:p>
      <text:p text:style-name="P1">git remote add origin https://github.com/LuisaPoma/primerExamenI.git</text:p>
      <text:p text:style-name="P1">git push -u origin main</text:p>
      <text:p text:style-name="P1">fatal: pathspec 'README.md' did not match any files</text:p>
      <text:p text:style-name="P1">On branch master</text:p>
      <text:p text:style-name="P1"/>
      <text:p text:style-name="P1">Initial commit</text:p>
      <text:p text:style-name="P1"/>
      <text:p text:style-name="P1">nothing to commit (create/copy files and use "git add" to track)</text:p>
      <text:p text:style-name="P1">error: refname refs/heads/master not found</text:p>
      <text:p text:style-name="P1">fatal: Branch rename failed</text:p>
      <text:p text:style-name="P1"><text:soft-page-break/>fatal: remote origin already exists.</text:p>
      <text:p text:style-name="P1">error: src refspec main does not match any</text:p>
      <text:p text:style-name="P1">error: failed to push some refs to 'https://github.com/LuisaPoma/primerExamenI.git'</text:p>
      <text:p text:style-name="P1"><text:s/>✘ luisa@Luisa  ~/Desktop/PrimerExamenI   master  </text:p>
      <text:p text:style-name="P1"/>
      <text:p text:style-name="P1"><text:s/>Session contents restored from 3/15/2022 at 10:35:52 PM </text:p>
      <text:p text:style-name="P1"/>
      <text:p text:style-name="P1"><text:s/>luisa@Luisa  ~/Desktop/PrimerExamenI   master  </text:p>
      <text:p text:style-name="P1">///////////////////////////////////////////////////////////////////////////////////////////////////////////////////////////////////////</text:p>
      <text:p text:style-name="Standard"/>
      <text:p text:style-name="Standard"/>
      <text:p text:style-name="P2">Segundo Intento en VSCODE</text:p>
      <text:p text:style-name="Standard"/>
      <text:p text:style-name="Standard">luisa@Luisa  ~/Desktop/PrimerExamenIntro  mkdir Entrada "Plato Principal" Postre</text:p>
      <text:p text:style-name="Standard"><text:s/>luisa@Luisa  ~/Desktop/PrimerExamenIntro  cd "Plato Principal"</text:p>
      <text:p text:style-name="Standard"><text:s/>luisa@Luisa  ~/Desktop/PrimerExamenIntro/Plato Principal  mkdir Frituras</text:p>
      <text:p text:style-name="Standard"><text:s/>luisa@Luisa  ~/Desktop/PrimerExamenIntro/Plato Principal  cd Frituras </text:p>
      <text:p text:style-name="Standard"><text:s/>luisa@Luisa  ~/Desktop/PrimerExamenIntro/Plato Principal/Frituras  touch PapasFritas</text:p>
      <text:p text:style-name="Standard"><text:s/>luisa@Luisa  ~/Desktop/PrimerExamenIntro/Plato Principal/Frituras  cd ..</text:p>
      <text:p text:style-name="Standard"><text:s/>luisa@Luisa  ~/Desktop/PrimerExamenIntro/Plato Principal  cd ..</text:p>
      <text:p text:style-name="Standard"><text:s/>luisa@Luisa  ~/Desktop/PrimerExamenIntro  git init</text:p>
      <text:p text:style-name="Standard">Initialized empty Git repository in /home/luisa/Desktop/PrimerExamenIntro/.git/</text:p>
      <text:p text:style-name="Standard"><text:s/>luisa@Luisa  ~/Desktop/PrimerExamenIntro   master  git add README.md</text:p>
      <text:p text:style-name="Standard">fatal: pathspec 'README.md' did not match any files</text:p>
      <text:p text:style-name="Standard"><text:s/>✘ luisa@Luisa  ~/Desktop/PrimerExamenIntro   master  git commit -m "first commit"</text:p>
      <text:p text:style-name="Standard">On branch master</text:p>
      <text:p text:style-name="Standard"/>
      <text:p text:style-name="Standard">Initial commit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><text:s text:c="8"/>Plato Principal/</text:p>
      <text:p text:style-name="Standard"/>
      <text:p text:style-name="Standard">nothing added to commit but untracked files present (use "git add" to track)</text:p>
      <text:p text:style-name="Standard"><text:s/>✘ luisa@Luisa  ~/Desktop/PrimerExamenIntro   master  git remote add origin https://github.com/LuisaPoma/PrimerExamenIntro.git</text:p>
      <text:p text:style-name="Standard"><text:s/>luisa@Luisa  ~/Desktop/PrimerExamenIntro   master  git push -u origin master</text:p>
      <text:p text:style-name="Standard">error: src refspec master does not match any</text:p>
      <text:p text:style-name="Standard">error: failed to push some refs to 'https://github.com/LuisaPoma/PrimerExamenIntro.git'</text:p>
      <text:p text:style-name="Standard"><text:s/>✘ luisa@Luisa  ~/Desktop/PrimerExamenIntro   master 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22:51:19.694727591</meta:creation-date>
    <dc:date>2022-03-15T22:57:28.015375069</dc:date>
    <meta:editing-duration>PT6M14S</meta:editing-duration>
    <meta:editing-cycles>1</meta:editing-cycles>
    <meta:document-statistic meta:table-count="0" meta:image-count="0" meta:object-count="0" meta:page-count="5" meta:paragraph-count="195" meta:word-count="1169" meta:character-count="9813" meta:non-whitespace-character-count="8588"/>
    <meta:generator>LibreOffice/6.4.7.2$Linux_X86_64 LibreOffice_project/40$Build-2</meta:generator>
  </office:meta>
</office:document-meta>
</file>